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90b" officeooo:paragraph-rsid="001cf9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arking project CODE,BLOCK DIAGRAM,EXPLANATION LINK</text:p>
      <text:p text:style-name="Standard"/>
      <text:p text:style-name="Standard">https://electronics-project-hub.com/iot-based-car-parking-system-using-arduino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7:32:32.700941317</meta:creation-date>
    <dc:date>2023-11-08T17:33:54.643536801</dc:date>
    <meta:editing-duration>PT1M22S</meta:editing-duration>
    <meta:editing-cycles>1</meta:editing-cycles>
    <meta:document-statistic meta:table-count="0" meta:image-count="0" meta:object-count="0" meta:page-count="1" meta:paragraph-count="2" meta:word-count="6" meta:character-count="130" meta:non-whitespace-character-count="126"/>
    <meta:generator>LibreOffice/7.3.7.2$Linux_X86_64 LibreOffice_project/30$Build-2</meta:generator>
  </office:meta>
</office:document-meta>
</file>